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/>
    <style:style style:name="P2" style:family="paragraph" style:parent-style-name="Heading_20_1"/>
    <style:style style:name="P3" style:family="paragraph" style:parent-style-name="Heading_20_1">
      <style:text-properties style:font-name="Liberation Sans1" fo:font-size="18.2000007629395pt" fo:font-weight="bold" officeooo:rsid="0012e0f7" officeooo:paragraph-rsid="0012e0f7" style:font-name-asian="Microsoft YaHei" style:font-size-asian="18.2000007629395pt" style:font-weight-asian="bold" style:font-name-complex="Arial" style:font-size-complex="18.2000007629395pt" style:font-weight-complex="bold"/>
    </style:style>
    <style:style style:name="P4" style:family="paragraph" style:parent-style-name="Heading_20_2"/>
    <style:style style:name="P5" style:family="paragraph" style:parent-style-name="Heading_20_2">
      <style:text-properties officeooo:rsid="0012e0f7" officeooo:paragraph-rsid="0012e0f7"/>
    </style:style>
    <style:style style:name="T1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text-emphasiz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dium</text:h>
      <text:h text:style-name="Heading_20_2" text:outline-level="2">Art</text:h>
      <text:h text:style-name="Heading_20_2" text:outline-level="2">Bezeichnung</text:h>
      <text:h text:style-name="Heading_20_2" text:outline-level="2">Untertitel</text:h>
      <text:h text:style-name="Heading_20_2" text:outline-level="2">Nummer</text:h>
      <text:h text:style-name="Heading_20_2" text:outline-level="2">Kennzeichen</text:h>
      <text:h text:style-name="Heading_20_3" text:outline-level="3">Name</text:h>
      <text:h text:style-name="Heading_20_3" text:outline-level="3">Nummer </text:h>
      <text:h text:style-name="Heading_20_3" text:outline-level="3">Seitenzahl</text:h>
      <text:h text:style-name="P3" text:outline-level="1">Inhalt</text:h>
      <text:h text:style-name="P5" text:outline-level="2">Art und Weise</text:h>
      <text:h text:style-name="Heading_20_3" text:outline-level="3">Technik</text:h>
      <text:h text:style-name="Heading_20_3" text:outline-level="3">Arbeitsweise</text:h>
      <text:h text:style-name="Heading_20_3" text:outline-level="3">Methode</text:h>
      <text:h text:style-name="Heading_20_3" text:outline-level="3">Designer</text:h>
      <text:h text:style-name="Heading_20_2" text:outline-level="2">Gegenstand</text:h>
      <text:h text:style-name="Heading_20_3" text:outline-level="3">Objekt</text:h>
      <text:h text:style-name="Heading_20_3" text:outline-level="3">Model</text:h>
      <text:h text:style-name="Heading_20_2" text:outline-level="2">Verwendung</text:h>
      <text:h text:style-name="Heading_20_3" text:outline-level="3">Zweck</text:h>
      <text:h text:style-name="Heading_20_3" text:outline-level="3">Styl</text:h>
      <text:h text:style-name="Heading_20_3" text:outline-level="3">Idee</text:h>
      <text:h text:style-name="Heading_20_3" text:outline-level="3">Bearbeitungsstand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4T13:37:59.961000000</meta:creation-date>
    <dc:date>2020-06-14T14:38:33.948000000</dc:date>
    <meta:editing-duration>PT30M12S</meta:editing-duration>
    <meta:editing-cycles>2</meta:editing-cycles>
    <meta:generator>LibreOffice/6.3.6.2$Windows_X86_64 LibreOffice_project/2196df99b074d8a661f4036fca8fa0cbfa33a497</meta:generator>
    <meta:print-date>2020-06-14T13:59:52.988000000</meta:print-date>
    <meta:document-statistic meta:table-count="0" meta:image-count="0" meta:object-count="0" meta:page-count="1" meta:paragraph-count="23" meta:word-count="48" meta:character-count="273" meta:non-whitespace-character-count="270"/>
  </office:meta>
</office:document-meta>
</file>